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font-size-asian="15.75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2pt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Kevin Clement</text:p>
      <text:p text:style-name="Standard">CIS 244</text:p>
      <text:p text:style-name="Standard">Assignment 3</text:p>
      <text:p text:style-name="Standard"/>
      <text:p text:style-name="P1">System Requirments Checklist for distribution system</text:p>
      <text:p text:style-name="P2"/>
      <text:p text:style-name="P3">output:</text:p>
      <text:p text:style-name="P4">Must provide statistics on computers downloading Canonical software from website</text:p>
      <text:p text:style-name="P4">Warehouse inventory must be tracked to determine future CD and DVD production</text:p>
      <text:p text:style-name="P4">Order confirmations must be available to customers online</text:p>
      <text:p text:style-name="P3"><text:span text:style-name="T1"/></text:p>
      <text:p text:style-name="P3">input:</text:p>
      <text:p text:style-name="P3"><text:span text:style-name="T1">Payments for DVD and bulk orders</text:span></text:p>
      <text:p text:style-name="P3"><text:span text:style-name="T1">Number of downloads from website</text:span></text:p>
      <text:p text:style-name="P3"><text:span text:style-name="T1">Addresses for orders</text:span></text:p>
      <text:p text:style-name="P3"><text:span text:style-name="T1"/></text:p>
      <text:p text:style-name="P3">processes:</text:p>
      <text:p text:style-name="P3"><text:span text:style-name="T1">Orders are shipped on a weekly basis</text:span></text:p>
      <text:p text:style-name="P3"><text:span text:style-name="T1">CD's and DVD's must be automatically pressed when ordered</text:span></text:p>
      <text:p text:style-name="P3"><text:span text:style-name="T1"/></text:p>
      <text:p text:style-name="P3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2$Build-9286</meta:generator>
    <meta:initial-creator>donkyhotay</meta:initial-creator>
    <meta:creation-date>2008-04-19T11:19:53</meta:creation-date>
    <dc:creator>donkyhotay</dc:creator>
    <dc:date>2008-04-22T21:47:19</dc:date>
    <meta:editing-cycles>3</meta:editing-cycles>
    <meta:editing-duration>PT2H56M26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5" meta:word-count="75" meta:character-count="498"/>
  </office:meta>
</office:document-meta>
</file>